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Cloud Computing o Computació al Núvol</text:span></text:h>
      <text:p text:style-name="Text_20_body">La <text:span text:style-name="Strong_20_Emphasis">computació al núvol</text:span> és un model que permet accedir a recursos informàtics —com servidors, emmagatzematge, bases de dades, xarxes i aplicacions— a través d’internet. Això evita la necessitat de tenir infraestructura física pròpia i permet gestionar els recursos de manera flexible i escalable segons la demanda. Els serveis al núvol es proporcionen normalment per tercers i funcionen amb un <text:span text:style-name="Strong_20_Emphasis">model de pagament per ús</text:span>, oferint avantatges com la reducció de costos, l’accessibilitat remota i l’eficiència en la gestió de dades i aplicacions.</text:p>
      <text:p text:style-name="Text_20_body">Les empreses poden estalviar en infraestructura i seguretat, ja que aquests aspectes els assumeix el proveïdor de serveis cloud, i només paguen pel que utilitzen.</text:p>
      <text:p text:style-name="Horizontal_20_Line"/>
      <text:h text:style-name="Heading_20_2" text:outline-level="2"><text:span text:style-name="Strong_20_Emphasis">Avantatges del Cloud Computing</text:span></text:h>
      <text:list text:style-name="L1">
        <text:list-item>
          <text:p text:style-name="P1"><text:span text:style-name="Strong_20_Emphasis">Escalabilitat i flexibilitat</text:span>: Permet augmentar o reduir recursos en temps real segons la demanda, sense haver d’invertir en maquinari físic.</text:p>
        </text:list-item>
        <text:list-item>
          <text:p text:style-name="P1"><text:span text:style-name="Strong_20_Emphasis">Reducció de costos</text:span>: No cal comprar ni mantenir servidors físics; només es paga pel que s’utilitza.</text:p>
        </text:list-item>
        <text:list-item>
          <text:p text:style-name="P1"><text:span text:style-name="Strong_20_Emphasis">Accessibilitat remota</text:span>: Es pot accedir a dades i aplicacions des de qualsevol dispositiu amb connexió a internet, facilitant teletreball i mobilitat.</text:p>
        </text:list-item>
        <text:list-item>
          <text:p text:style-name="P1"><text:span text:style-name="Strong_20_Emphasis">Seguretat i còpies de seguretat</text:span>: Els proveïdors ofereixen encriptació, protecció contra atacs i recuperació automàtica de dades.</text:p>
        </text:list-item>
        <text:list-item>
          <text:p text:style-name="P1"><text:span text:style-name="Strong_20_Emphasis">Actualitzacions automàtiques</text:span>: El proveïdor gestiona les actualitzacions, sense necessitat que l’usuari instali res manualment.</text:p>
        </text:list-item>
        <text:list-item>
          <text:p text:style-name="P1"><text:span text:style-name="Strong_20_Emphasis">Col·laboració en temps real</text:span>: Diversos usuaris poden treballar simultàniament sobre documents o aplicacions, millorant la productivitat.</text:p>
        </text:list-item>
      </text:list>
      <text:p text:style-name="Horizontal_20_Line"/>
      <text:h text:style-name="Heading_20_2" text:outline-level="2"><text:span text:style-name="Strong_20_Emphasis">Inconvenients del Cloud Computing</text:span></text:h>
      <text:list text:style-name="L2">
        <text:list-item>
          <text:p text:style-name="P2"><text:span text:style-name="Strong_20_Emphasis">Dependència d’internet</text:span>: Sense connexió, els serveis no funcionen.</text:p>
        </text:list-item>
        <text:list-item>
          <text:p text:style-name="P2"><text:span text:style-name="Strong_20_Emphasis">Riscos de seguretat i privacitat</text:span>: Les dades externes poden patir filtracions o accessos no autoritzats.</text:p>
        </text:list-item>
        <text:list-item>
          <text:p text:style-name="P2"><text:span text:style-name="Strong_20_Emphasis">Costos recurrents</text:span>: Tot i ser més barat inicialment, el pagament continuat pot ser més car a llarg termini si no es gestiona bé.</text:p>
        </text:list-item>
        <text:list-item>
          <text:p text:style-name="P2"><text:span text:style-name="Strong_20_Emphasis">Menor control de la infraestructura</text:span>: L’empresa depèn del proveïdor per a manteniment i incidències.</text:p>
        </text:list-item>
        <text:list-item>
          <text:p text:style-name="P2"><text:span text:style-name="Strong_20_Emphasis">Compatibilitat limitada</text:span>: Algunes aplicacions antigues poden no ser compatibles amb el núvol.</text:p>
        </text:list-item>
      </text:list>
      <text:p text:style-name="Horizontal_20_Line"/>
      <text:h text:style-name="Heading_20_2" text:outline-level="2"><text:soft-page-break/><text:span text:style-name="Strong_20_Emphasis">Aplicacions del Cloud Computing</text:span></text:h>
      <text:list text:style-name="L3">
        <text:list-item>
          <text:p text:style-name="P3"><text:span text:style-name="Strong_20_Emphasis">Emmagatzematge i compartició de fitxers</text:span>: Google Drive, Dropbox, OneDrive.</text:p>
        </text:list-item>
        <text:list-item>
          <text:p text:style-name="P3"><text:span text:style-name="Strong_20_Emphasis">Plataformes de col·laboració</text:span>: Google Workspace, Microsoft 365.</text:p>
        </text:list-item>
        <text:list-item>
          <text:p text:style-name="P3"><text:span text:style-name="Strong_20_Emphasis">Desenvolupament i desplegament d’aplicacions</text:span>: AWS, Azure, Google Cloud.</text:p>
        </text:list-item>
        <text:list-item>
          <text:p text:style-name="P3"><text:span text:style-name="Strong_20_Emphasis">Intel·ligència artificial i anàlisi de dades</text:span>: eines per Machine Learning i Big Data.</text:p>
        </text:list-item>
        <text:list-item>
          <text:p text:style-name="P3"><text:span text:style-name="Strong_20_Emphasis">Jocs i entreteniment</text:span>: NVIDIA GeForce Now, Xbox Cloud Gaming.</text:p>
        </text:list-item>
        <text:list-item>
          <text:p text:style-name="P3"><text:span text:style-name="Strong_20_Emphasis">Streaming de vídeo i música</text:span>: Netflix, Spotify, YouTube.</text:p>
        </text:list-item>
        <text:list-item>
          <text:p text:style-name="P3"><text:span text:style-name="Strong_20_Emphasis">Còpies de seguretat i recuperació de desastres</text:span>: permet garantir la continuïtat del negoci.</text:p>
        </text:list-item>
      </text:list>
      <text:p text:style-name="Horizontal_20_Line"/>
      <text:h text:style-name="Heading_20_2" text:outline-level="2"><text:span text:style-name="Strong_20_Emphasis">Classificació de solucions Cloud</text:span></text:h>
      <text:h text:style-name="Heading_20_3" text:outline-level="3"><text:span text:style-name="Strong_20_Emphasis">Segons el model de servei</text:span></text:h>
      <text:list text:style-name="L4">
        <text:list-item>
          <text:p text:style-name="P4"><text:span text:style-name="Strong_20_Emphasis">IaaS (Infrastructure as a Service)</text:span></text:p>
          <text:list>
            <text:list-item>
              <text:p text:style-name="P4">Recursos virtuals: servidors, emmagatzematge, xarxes.</text:p>
            </text:list-item>
            <text:list-item>
              <text:p text:style-name="P4">Avantatges: escalabilitat, control total de SO i aplicacions.</text:p>
            </text:list-item>
            <text:list-item>
              <text:p text:style-name="P4">Inconvenients: requereix coneixements tècnics.</text:p>
            </text:list-item>
            <text:list-item>
              <text:p text:style-name="P4">Exemple: AWS EC2, Google Compute Engine, Azure VM.</text:p>
            </text:list-item>
          </text:list>
        </text:list-item>
        <text:list-item>
          <text:p text:style-name="P4"><text:span text:style-name="Strong_20_Emphasis">PaaS (Platform as a Service)</text:span></text:p>
          <text:list>
            <text:list-item>
              <text:p text:style-name="P4">Plataforma per desenvolupar i desplegar aplicacions sense gestionar la infraestructura.</text:p>
            </text:list-item>
            <text:list-item>
              <text:p text:style-name="P4">Avantatges: simplifica desenvolupament i manteniment, suport a bases de dades.</text:p>
            </text:list-item>
            <text:list-item>
              <text:p text:style-name="P4">Inconvenients: menys control i possibles incompatibilitats.</text:p>
            </text:list-item>
            <text:list-item>
              <text:p text:style-name="P4">Exemple: Google App Engine, Azure App Services, Heroku.</text:p>
            </text:list-item>
          </text:list>
        </text:list-item>
        <text:list-item>
          <text:p text:style-name="P4"><text:span text:style-name="Strong_20_Emphasis">SaaS (Software as a Service)</text:span></text:p>
          <text:list>
            <text:list-item>
              <text:p text:style-name="P4">Aplicacions completes accessibles des del navegador.</text:p>
            </text:list-item>
            <text:list-item>
              <text:p text:style-name="P4">Avantatges: sense instal·lació ni manteniment, actualitzacions automàtiques, accessibilitat.</text:p>
            </text:list-item>
            <text:list-item>
              <text:p text:style-name="P4">Inconvenients: dependència d’internet i menor personalització.</text:p>
            </text:list-item>
            <text:list-item>
              <text:p text:style-name="P4">Exemple: Gmail, Google Drive, Microsoft 365, Dropbox.</text:p>
            </text:list-item>
          </text:list>
        </text:list-item>
      </text:list>
      <text:p text:style-name="Horizontal_20_Line"/>
      <text:h text:style-name="Heading_20_3" text:outline-level="3"><text:span text:style-name="Strong_20_Emphasis">Segons el model de desplegament</text:span></text:h>
      <text:list text:style-name="L5">
        <text:list-item>
          <text:p text:style-name="P5"><text:span text:style-name="Strong_20_Emphasis">Núvol públic</text:span>: serveis externs per a tothom, escalabilitat global, costos baixos, però menor control i privacitat.</text:p>
        </text:list-item>
        <text:list-item>
          <text:p text:style-name="P5"><text:soft-page-break/><text:span text:style-name="Strong_20_Emphasis">Núvol privat</text:span>: infraestructura gestionada per l’empresa, més control i seguretat, però més cost i manteniment.</text:p>
        </text:list-item>
        <text:list-item>
          <text:p text:style-name="P5"><text:span text:style-name="Strong_20_Emphasis">Núvol híbrid</text:span>: combina núvol públic i privat, equilibrant seguretat i flexibilitat; però pot ser complex d’implementar.</text:p>
        </text:list-item>
        <text:list-item>
          <text:p text:style-name="P5"><text:span text:style-name="Strong_20_Emphasis">Multinúvol</text:span>: utilitza diversos proveïdors per evitar dependència, millorant disponibilitat i redundància; requereix gestió especialitzada.</text:p>
        </text:list-item>
      </text:list>
      <text:p text:style-name="Horizontal_20_Line"/>
      <text:h text:style-name="Heading_20_2" text:outline-level="2"><text:span text:style-name="Strong_20_Emphasis">Exemple pràctic: Crunchy Snacks</text:span></text:h>
      <text:p text:style-name="Text_20_body">Una empresa fictícia de patates fregides utilitza un <text:span text:style-name="Strong_20_Emphasis">núvol híbrid</text:span>:</text:p>
      <text:list text:style-name="L6">
        <text:list-item>
          <text:p text:style-name="P6"><text:span text:style-name="Strong_20_Emphasis">Núvol privat</text:span>: dades sensibles com receptes i informació financera.</text:p>
        </text:list-item>
        <text:list-item>
          <text:p text:style-name="P6"><text:span text:style-name="Strong_20_Emphasis">Núvol públic</text:span>: vendes, logística, màrqueting i atenció al client.</text:p>
        </text:list-item>
      </text:list>
      <text:p text:style-name="Text_20_body"><text:span text:style-name="Strong_20_Emphasis">Serveis utilitzats:</text:span></text:p>
      <text:list text:style-name="L7">
        <text:list-item>
          <text:p text:style-name="P7"><text:span text:style-name="Strong_20_Emphasis">IaaS</text:span>: AWS i Azure per gestionar servidors i emmagatzematge.</text:p>
        </text:list-item>
        <text:list-item>
          <text:p text:style-name="P7"><text:span text:style-name="Strong_20_Emphasis">PaaS</text:span>: Google Cloud AI i BigQuery per analitzar dades i optimitzar producció.</text:p>
        </text:list-item>
        <text:list-item>
          <text:p text:style-name="P7"><text:span text:style-name="Strong_20_Emphasis">SaaS</text:span>: Microsoft 365, Google Workspace i Salesforce per treball col·laboratiu i CRM.</text:p>
        </text:list-item>
      </text:list>
      <text:p text:style-name="Text_20_body"><text:span text:style-name="Strong_20_Emphasis">Aplicacions pràctiques:</text:span></text:p>
      <text:list text:style-name="L8">
        <text:list-item>
          <text:p text:style-name="P8">Control intel·ligent de producció amb IoT.</text:p>
        </text:list-item>
        <text:list-item>
          <text:p text:style-name="P8">Gestió d’inventari en temps real.</text:p>
        </text:list-item>
        <text:list-item>
          <text:p text:style-name="P8">Optimització de rutes de distribució amb AI.</text:p>
        </text:list-item>
        <text:list-item>
          <text:p text:style-name="P8">Anàlisi de vendes i personalització de campanyes publicitàries.</text:p>
        </text:list-item>
        <text:list-item>
          <text:p text:style-name="P8">Venda en línia i atenció al client amb xatbots i plataformes segures.</text:p>
        </text:list-item>
      </text:list>
      <text:p text:style-name="Text_20_body">Això mostra com una empresa tradicional pot <text:span text:style-name="Strong_20_Emphasis">millorar eficiència, qualitat i serveis</text:span> gràcies al Cloud Comput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5T14:54:05.465529100</meta:creation-date>
    <dc:date>2026-03-15T14:54:23.626412800</dc:date>
    <meta:editing-duration>PT18S</meta:editing-duration>
    <meta:editing-cycles>1</meta:editing-cycles>
    <meta:document-statistic meta:table-count="0" meta:image-count="0" meta:object-count="0" meta:page-count="3" meta:paragraph-count="61" meta:word-count="715" meta:character-count="4906" meta:non-whitespace-character-count="4299"/>
    <meta:generator>LibreOffice/25.8.5.2$Windows_X86_64 LibreOffice_project/9c8b85f387cc00a89945a79c9e6239f32e450ac2</meta:generator>
  </office:meta>
</office:document-meta>
</file>